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29in" style:rel-column-width="1638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D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2.2306in" style:rel-column-width="21845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27" style:family="table-row">
      <style:table-row-properties style:min-row-height="0.3125in"/>
    </style:style>
    <style:style style:name="Table3.28" style:family="table-row">
      <style:table-row-properties style:min-row-height="0.125in"/>
    </style:style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>
      <style:text-properties style:font-name="Consolas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nsola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nsolas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nsolas"/>
    </style:style>
    <style:style style:name="P8" style:family="paragraph" style:parent-style-name="Standard">
      <style:paragraph-properties fo:text-align="start" style:justify-single-word="false"/>
      <style:text-properties style:font-name="Consolas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olas"/>
    </style:style>
    <style:style style:name="T1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-33% 58%" fo:language="en" fo:country="US" fo:font-weight="normal" style:font-weight-asian="normal" style:font-weight-complex="normal"/>
    </style:style>
    <style:style style:name="T5" style:family="text">
      <style:text-properties style:text-position="0% 100%" fo:language="en" fo:country="US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color="#222222" fo:letter-spacing="normal" fo:language="en" fo:country="US" fo:font-style="italic" fo:font-weight="normal"/>
    </style:style>
    <style:style style:name="T9" style:family="text">
      <style:text-properties fo:font-variant="normal" fo:text-transform="none" fo:color="#222222" style:text-position="0% 100%" fo:letter-spacing="normal" fo:language="en" fo:country="US" fo:font-style="normal" fo:font-weight="bold" style:font-weight-asian="normal" style:font-weight-complex="normal"/>
    </style:style>
    <style:style style:name="T10" style:family="text">
      <style:text-properties fo:font-variant="normal" fo:text-transform="none" fo:color="#222222" style:text-position="0% 100%" fo:letter-spacing="normal" fo:language="en" fo:country="US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22222" style:text-position="0% 100%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22222" style:text-position="-33% 58%" fo:letter-spacing="normal" fo:language="en" fo:country="US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222222" style:text-position="33% 58%" fo:letter-spacing="normal" fo:language="en" fo:country="US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222222" style:text-position="33% 58%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cek Noga<text:tab/><text:tab/><text:tab/><text:tab/><text:tab/> <text:s/><text:tab/><text:tab/><text:tab/><text:tab/><text:tab/> <text:s text:c="3"/>14.11.2017</text:p>
      <text:p text:style-name="P2">II ISSP<text:tab/><text:tab/><text:tab/><text:tab/><text:tab/><text:tab/><text:tab/><text:tab/> <text:s text:c="2"/>dr Artur Trembułowicz</text:p>
      <text:p text:style-name="P2">Wtorek, 13:00</text:p>
      <text:p text:style-name="P2"/>
      <text:p text:style-name="P3">Ćwiczenie nr 78</text:p>
      <text:p text:style-name="P5"/>
      <text:p text:style-name="P7"><text:span text:style-name="T1">Temat: </text:span><text:span text:style-name="T2">POMIAR WSPÓŁCZYNNIKA POCHŁANIANIA CZĄSTEK BETA W ALUMINIUM </text:span></text:p>
      <text:p text:style-name="P7"><text:span text:style-name="T2"/></text:p>
      <text:p text:style-name="P7"><text:span text:style-name="T2"/></text:p>
      <text:p text:style-name="P6">A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1">Pomiar</text:p>
          </table:table-cell>
          <table:covered-table-cell/>
          <table:table-cell table:style-name="Table1.C1" table:number-columns-spanned="2" office:value-type="string">
            <text:p text:style-name="P11">Poziom tła</text:p>
          </table:table-cell>
          <table:covered-table-cell/>
        </table:table-row>
        <table:table-row>
          <table:table-cell table:style-name="Table1.A2" table:number-columns-spanned="2" office:value-type="float" office:value="1">
            <text:p text:style-name="P12">1</text:p>
          </table:table-cell>
          <table:covered-table-cell/>
          <table:table-cell table:style-name="Table1.C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2" office:value-type="float" office:value="2">
            <text:p text:style-name="P12">2</text:p>
          </table:table-cell>
          <table:covered-table-cell/>
          <table:table-cell table:style-name="Table1.C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2" office:value-type="float" office:value="3">
            <text:p text:style-name="P12">3</text:p>
          </table:table-cell>
          <table:covered-table-cell/>
          <table:table-cell table:style-name="Table1.C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5" office:value-type="string">
            <text:p text:style-name="P11">Napięcie [V]</text:p>
          </table:table-cell>
          <table:table-cell table:style-name="Table1.A2" office:value-type="float" office:value="600">
            <text:p text:style-name="P12">600</text:p>
          </table:table-cell>
          <table:table-cell table:style-name="Table1.A5" office:value-type="string">
            <text:p text:style-name="P11">Jedonstka czasu [s]</text:p>
          </table:table-cell>
          <table:table-cell table:style-name="Table1.D5" office:value-type="float" office:value="100">
            <text:p text:style-name="P12">100</text:p>
          </table:table-cell>
        </table:table-row>
      </table:table>
      <text:p text:style-name="P7"><text:span text:style-name="T2"/></text:p>
      <text:p text:style-name="P8"><text:span text:style-name="T2">B)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Pomiar</text:p>
          </table:table-cell>
          <table:table-cell table:style-name="Table2.B1" office:value-type="string">
            <text:p text:style-name="P11">Liczba zliczeń N<text:span text:style-name="T3">0</text:span></text:p>
          </table:table-cell>
        </table:table-row>
        <table:table-row>
          <table:table-cell table:style-name="Table2.A2" office:value-type="float" office:value="1">
            <text:p text:style-name="P12">1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float" office:value="2">
            <text:p text:style-name="P12">2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float" office:value="3">
            <text:p text:style-name="P12">3</text:p>
          </table:table-cell>
          <table:table-cell table:style-name="Table2.B2" office:value-type="string">
            <text:p text:style-name="P12"/>
          </table:table-cell>
        </table:table-row>
      </table:table>
      <text:p text:style-name="P2"/>
      <text:p text:style-name="P4">C)</text:p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Grubość d absorbenta [mm]</text:p>
          </table:table-cell>
          <table:table-cell table:style-name="Table3.A1" office:value-type="string">
            <text:p text:style-name="P11">Pomiar</text:p>
          </table:table-cell>
          <table:table-cell table:style-name="Table3.C1" office:value-type="string">
            <text:p text:style-name="P11">Liczba zliczeń N<text:span text:style-name="T3">A</text:span></text:p>
          </table:table-cell>
        </table:table-row>
        <table:table-row>
          <table:table-cell table:style-name="Table3.A2" table:number-rows-spanned="3" office:value-type="string">
            <text:p text:style-name="P12">0,10</text:p>
          </table:table-cell>
          <table:table-cell table:style-name="Table3.B2" office:value-type="float" office:value="1">
            <text:p text:style-name="P12">1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2">
            <text:p text:style-name="P12">2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3">
            <text:p text:style-name="P12">3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14</text:p>
          </table:table-cell>
          <table:table-cell table:style-name="Table3.B2" office:value-type="float" office:value="4">
            <text:p text:style-name="P12">4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5">
            <text:p text:style-name="P12">5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6">
            <text:p text:style-name="P12">6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30</text:p>
          </table:table-cell>
          <table:table-cell table:style-name="Table3.B2" office:value-type="float" office:value="7">
            <text:p text:style-name="P12">7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8">
            <text:p text:style-name="P12">8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9">
            <text:p text:style-name="P12">9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38</text:p>
          </table:table-cell>
          <table:table-cell table:style-name="Table3.B2" office:value-type="float" office:value="10">
            <text:p text:style-name="P12">10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11">
            <text:p text:style-name="P12">11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12">
            <text:p text:style-name="P12">12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52</text:p>
          </table:table-cell>
          <table:table-cell table:style-name="Table3.B2" office:value-type="float" office:value="13">
            <text:p text:style-name="P12">13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14">
            <text:p text:style-name="P12">14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15">
            <text:p text:style-name="P12">15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62</text:p>
          </table:table-cell>
          <table:table-cell table:style-name="Table3.B2" office:value-type="float" office:value="16">
            <text:p text:style-name="P12">16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17">
            <text:p text:style-name="P12">17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18">
            <text:p text:style-name="P12">18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72</text:p>
          </table:table-cell>
          <table:table-cell table:style-name="Table3.B2" office:value-type="float" office:value="19">
            <text:p text:style-name="P12">19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20">
            <text:p text:style-name="P12">20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21">
            <text:p text:style-name="P12">21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80</text:p>
          </table:table-cell>
          <table:table-cell table:style-name="Table3.B2" office:value-type="float" office:value="22">
            <text:p text:style-name="P12">22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23">
            <text:p text:style-name="P12">23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24">
            <text:p text:style-name="P12">24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0,90</text:p>
          </table:table-cell>
          <table:table-cell table:style-name="Table3.B2" office:value-type="float" office:value="25">
            <text:p text:style-name="P12">25</text:p>
          </table:table-cell>
          <table:table-cell table:style-name="Table3.C2" office:value-type="string">
            <text:p text:style-name="P12"/>
          </table:table-cell>
        </table:table-row>
        <table:table-row table:style-name="Table3.27">
          <table:covered-table-cell/>
          <table:table-cell table:style-name="Table3.B2" office:value-type="float" office:value="26">
            <text:p text:style-name="P12">26</text:p>
          </table:table-cell>
          <table:table-cell table:style-name="Table3.C2" office:value-type="string">
            <text:p text:style-name="P12"/>
          </table:table-cell>
        </table:table-row>
        <table:table-row table:style-name="Table3.28">
          <table:covered-table-cell/>
          <table:table-cell table:style-name="Table3.B2" office:value-type="float" office:value="27">
            <text:p text:style-name="P12">27</text:p>
          </table:table-cell>
          <table:table-cell table:style-name="Table3.C2" office:value-type="string">
            <text:p text:style-name="P12"/>
          </table:table-cell>
        </table:table-row>
        <table:table-row>
          <table:table-cell table:style-name="Table3.A2" table:number-rows-spanned="3" office:value-type="string">
            <text:p text:style-name="P12">1,00</text:p>
          </table:table-cell>
          <table:table-cell table:style-name="Table3.B2" office:value-type="float" office:value="28">
            <text:p text:style-name="P12">28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29">
            <text:p text:style-name="P12">29</text:p>
          </table:table-cell>
          <table:table-cell table:style-name="Table3.C2" office:value-type="string">
            <text:p text:style-name="P12"/>
          </table:table-cell>
        </table:table-row>
        <table:table-row>
          <table:covered-table-cell/>
          <table:table-cell table:style-name="Table3.B2" office:value-type="float" office:value="30">
            <text:p text:style-name="P12">30</text:p>
          </table:table-cell>
          <table:table-cell table:style-name="Table3.C2" office:value-type="string">
            <text:p text:style-name="P12"/>
          </table:table-cell>
        </table:table-row>
      </table:table>
      <text:p text:style-name="P4"/>
      <text:p text:style-name="P3">Zagadnienia teoretyczne</text:p>
      <text:p text:style-name="P3"/>
      <text:list xml:id="list6856268106509806913" text:style-name="L1">
        <text:list-item>
          <text:p text:style-name="P9">Promieniotwórczość naturalna – promieniowanie jonizujące (występuje oderwanie co najmniej jednego elektronu od atomu) pochodzenia naturalnego, czyli np. z pierwiastków występujących w glebie, wodzie, powietrzu (Uran, Pluton).</text:p>
        </text:list-item>
        <text:list-item>
          <text:p text:style-name="P9">Promieniotwórczość sztuczna – promieniowanie wywołane poprzez pierwiastki wytworzone przez ludzi np. Ferm, Berkel.</text:p>
        </text:list-item>
        <text:list-item>
          <text:p text:style-name="P9">Przemiany promieniotwórcze pierwiastków – polegają na samorzutnej przemianie, w wyniku której jądro promieniotwórcze zamienia się w inne jądro przy jednoczesnej emisji promieniowania. Wyróżniamy nastepujące przemiany promieniotwórcze pierwiastków: przemiana <text:span text:style-name="T6">α, przemiana ß oraz wychwyt K.</text:span></text:p>
        </text:list-item>
        <text:list-item>
          <text:p text:style-name="P10"><text:span text:style-name="T7">Prawo rozpadu promieniotwórczego: </text:span><text:span text:style-name="T7"><draw:frame draw:style-name="fr1" draw:name="Object1" text:anchor-type="as-char" svg:width="1.0728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, gdzie m – masa substancji ulegającej rozpadowi, </text:span><text:span text:style-name="T8">λ</text:span><text:span text:style-name="T6"> –</text:span><text:span text:style-name="T7"> stała rozpadu, t – czas, m</text:span><text:span text:style-name="T4">0</text:span><text:span text:style-name="T5"> – masa początkowa substancji.</text:span></text:p>
        </text:list-item>
        <text:list-item>
          <text:p text:style-name="P10"><text:span text:style-name="T5">Stała rozpadu – parametr charakteryzujący stałą rozpadu, opisywany wzorem </text:span><text:span text:style-name="T5"><draw:frame draw:style-name="fr1" draw:name="Object2" text:anchor-type="as-char" svg:width="0.9563in" svg:height="0.424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 gdzie </text:span><text:span text:style-name="T9">τ</text:span><text:span text:style-name="T5"> – średni czas życia, T</text:span><text:span text:style-name="T4">1/2</text:span><text:span text:style-name="T5"> – okres połowicznego rozpadu.</text:span></text:p>
        </text:list-item>
        <text:list-item>
          <text:p text:style-name="P10"><text:span text:style-name="T5">Średni czas życia <text:s/></text:span><text:span text:style-name="T9">τ –</text:span><text:span text:style-name="T10"> jest to czas po jakim zostaje średnio 1/e początkowej liczby cząstek.</text:span></text:p>
        </text:list-item>
        <text:list-item>
          <text:p text:style-name="P10"><text:span text:style-name="T10">Okres połowicznego rozpadu T – czas, w którym liczba pierwiastków promieniotwórczych zmniejsza się o połowę, opisywany wzorem </text:span><text:span text:style-name="T10"><draw:frame draw:style-name="fr1" draw:name="Object3" text:anchor-type="as-char" svg:width="1.2839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, gdzie N</text:span><text:span text:style-name="T12">0</text:span><text:span text:style-name="T10"> – początkowa liczba pierwiastków, N(t) – </text:span><text:soft-page-break/><text:span text:style-name="T10">liczba pierwiastków po czasie t.</text:span></text:p>
        </text:list-item>
        <text:list-item>
          <text:p text:style-name="P10"><text:span text:style-name="T10">Przemiany ß:</text:span></text:p>
          <text:list>
            <text:list-item>
              <text:p text:style-name="P1"><text:span text:style-name="T11">Emisja elektronów ß</text:span><text:span text:style-name="T14">-</text:span><text:span text:style-name="T11"> - w jej wyniku neutron zostaje zamieniony protonem<text:line-break/></text:span></text:p>
            </text:list-item>
            <text:list-item>
              <text:p text:style-name="P1"><text:span text:style-name="T11">Emisja protonów ß – polega na przemianie protonu w neutron wewnątrz jądra<text:line-break/><text:line-break/></text:span></text:p>
            </text:list-item>
          </text:list>
        </text:list-item>
        <text:list-item>
          <text:p text:style-name="P1"><text:span text:style-name="T1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M44S</meta:editing-duration>
    <meta:editing-cycles>15</meta:editing-cycles>
    <meta:generator>OpenOffice/4.1.3$Win32 OpenOffice.org_project/413m1$Build-9783</meta:generator>
    <dc:date>2017-11-12T22:58:03.20</dc:date>
    <dc:creator>Jacek </dc:creator>
    <meta:document-statistic meta:table-count="3" meta:image-count="0" meta:object-count="3" meta:page-count="3" meta:paragraph-count="76" meta:word-count="293" meta:character-count="18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m</mi>
      <mrow>
        <mrow>
          <mo stretchy="false">(</mo>
          <mrow>
            <mi>t</mi>
          </mrow>
          <mo stretchy="false">)</mo>
        </mrow>
        <mo stretchy="false">=</mo>
        <msub>
          <mi>m</mi>
          <mn>0</mn>
        </msub>
      </mrow>
      <msup>
        <mi>e</mi>
        <mrow>
          <mo stretchy="false">(</mo>
          <mrow>
            <mrow>
              <mrow>
                <mo stretchy="false">−</mo>
                <mi>λ</mi>
              </mrow>
              <mo stretchy="false">⋅</mo>
              <mi>t</mi>
            </mrow>
          </mrow>
          <mo stretchy="false">)</mo>
        </mrow>
      </msup>
    </mrow>
    <annotation encoding="StarMath 5.0">m(t) = m_0 e ^ (-λ cdot t)</annotation>
  </semantics>
</math>
</file>

<file path=Object 2/content.xml><?xml version="1.0" encoding="utf-8"?>
<math xmlns="http://www.w3.org/1998/Math/MathML">
  <semantics>
    <mrow>
      <mrow>
        <mrow>
          <mi>λ</mi>
          <mo stretchy="false">=</mo>
          <mfrac>
            <mn>1</mn>
            <mi>τ</mi>
          </mfrac>
        </mrow>
        <mo stretchy="false">=</mo>
        <mfrac>
          <mrow>
            <mi>ln</mi>
            <mrow>
              <mo stretchy="false">(</mo>
              <mrow>
                <mn>2</mn>
              </mrow>
              <mo stretchy="false">)</mo>
            </mrow>
          </mrow>
          <msub>
            <mi>T</mi>
            <mrow>
              <mrow>
                <mn>1</mn>
                <mo stretchy="false">/</mo>
                <mn>2</mn>
              </mrow>
            </mrow>
          </msub>
        </mfrac>
      </mrow>
    </mrow>
    <annotation encoding="StarMath 5.0">λ = 1 over τ = {ln(2)} over T_{1/2} </annotation>
  </semantics>
</math>
</file>

<file path=Object 3/content.xml><?xml version="1.0" encoding="utf-8"?>
<math xmlns="http://www.w3.org/1998/Math/MathML">
  <semantics>
    <mrow>
      <mi>N</mi>
      <mrow>
        <mrow>
          <mo stretchy="false">(</mo>
          <mrow>
            <mi>t</mi>
          </mrow>
          <mo stretchy="false">)</mo>
        </mrow>
        <mo stretchy="false">=</mo>
        <mrow>
          <msub>
            <mi>N</mi>
            <mn>0</mn>
          </msub>
          <mo stretchy="false">⋅</mo>
          <msup>
            <mrow>
              <mo stretchy="false">(</mo>
              <mrow>
                <mfrac>
                  <mn>1</mn>
                  <mn>2</mn>
                </mfrac>
              </mrow>
              <mo stretchy="false">)</mo>
            </mrow>
            <mrow>
              <mo stretchy="false">(</mo>
              <mrow>
                <mfrac>
                  <mi>t</mi>
                  <msub>
                    <mi>T</mi>
                    <mrow>
                      <mrow>
                        <mn>1</mn>
                        <mo stretchy="false">/</mo>
                        <mn>2</mn>
                      </mrow>
                    </mrow>
                  </msub>
                </mfrac>
              </mrow>
              <mo stretchy="false">)</mo>
            </mrow>
          </msup>
        </mrow>
      </mrow>
    </mrow>
    <annotation encoding="StarMath 5.0">N(t) = N_0 cdot (1 over 2)^(t over T_{1/2})</annotation>
  </semantics>
</math>
</file>